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TableColumn4" style:family="table-column">
      <style:table-column-properties style:column-width="0.534in" style:use-optimal-column-width="false"/>
    </style:style>
    <style:style style:name="TableColumn5" style:family="table-column">
      <style:table-column-properties style:column-width="1.5076in" style:use-optimal-column-width="false"/>
    </style:style>
    <style:style style:name="TableColumn6" style:family="table-column">
      <style:table-column-properties style:column-width="4.6562in" style:use-optimal-column-width="false"/>
    </style:style>
    <style:style style:name="Table3" style:family="table">
      <style:table-properties style:width="6.6979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 style:parent-style-name="TableContents" style:family="paragraph">
      <style:text-properties fo:font-weight="bold" style:font-weight-asian="bold"/>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fo:font-weight="bold" style:font-weight-asian="bold"/>
    </style:style>
    <style:style style:name="TableCell12" style:family="table-cell">
      <style:table-cell-properties fo:border="0.0034in solid #000000" fo:padding-top="0.0381in" fo:padding-left="0.0381in" fo:padding-bottom="0.0381in" fo:padding-right="0.0381in"/>
    </style:style>
    <style:style style:name="P13" style:parent-style-name="TableContents" style:family="paragraph">
      <style:text-properties fo:font-weight="bold" style:font-weight-asian="bold"/>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none"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none"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none"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fo:padding-top="0.0381in" fo:padding-left="0.0381in" fo:padding-bottom="0.0381in" fo:padding-right="0.0381in"/>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TableCell36" style:family="table-cell">
      <style:table-cell-properties fo:border-top="none" fo:border-left="0.0034in solid #000000" fo:border-bottom="0.0034in solid #000000" fo:border-right="none"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fo:padding-top="0.0381in" fo:padding-left="0.0381in" fo:padding-bottom="0.0381in" fo:padding-right="0.0381in"/>
    </style:style>
    <style:style style:name="TableCell40" style:family="table-cell">
      <style:table-cell-properties fo:border-top="none" fo:border-left="0.0034in solid #000000" fo:border-bottom="0.0034in solid #000000" fo:border-right="none"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43" style:family="table-column">
      <style:table-column-properties style:column-width="0.9479in" style:use-optimal-column-width="false"/>
    </style:style>
    <style:style style:name="TableColumn44" style:family="table-column">
      <style:table-column-properties style:column-width="1.65in" style:use-optimal-column-width="false"/>
    </style:style>
    <style:style style:name="TableColumn45" style:family="table-column">
      <style:table-column-properties style:column-width="1.9763in" style:use-optimal-column-width="false"/>
    </style:style>
    <style:style style:name="Table42" style:family="table">
      <style:table-properties style:width="4.5743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8" style:parent-style-name="TableContents" style:family="paragraph">
      <style:text-properties fo:font-weight="bold" style:font-weight-asian="bold"/>
    </style:style>
    <style:style style:name="TableCell49" style:family="table-cell">
      <style:table-cell-properties fo:border="0.0034in solid #000000" fo:padding-top="0.0381in" fo:padding-left="0.0381in" fo:padding-bottom="0.0381in" fo:padding-right="0.0381in"/>
    </style:style>
    <style:style style:name="P50" style:parent-style-name="TableContents" style:family="paragraph">
      <style:text-properties fo:font-weight="bold" style:font-weight-asian="bold"/>
    </style:style>
    <style:style style:name="TableCell51" style:family="table-cell">
      <style:table-cell-properties fo:border="0.0034in solid #000000" fo:padding-top="0in" fo:padding-left="0.0069in" fo:padding-bottom="0in" fo:padding-right="0.0069in"/>
    </style:style>
    <style:style style:name="P52" style:parent-style-name="TableContents" style:family="paragraph">
      <style:text-properties fo:font-weight="bold" style:font-weight-asian="bold"/>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in" fo:padding-left="0.0069in" fo:padding-bottom="0in" fo:padding-right="0.0069in"/>
    </style:style>
  </office:automatic-styles>
  <office:body>
    <office:text text:use-soft-page-breaks="true">
      <text:p text:style-name="P1">Overview of the RS422 communication</text:p>
      <text:p text:style-name="Standard"/>
      <text:p text:style-name="Standard">The LED poles are connected to the master controller via a RS422 link. A differential signalling scheme was chosen due to the long cable lengths, and<text:s/>to help reduce the effects of noise. RS422 was chosen rather than RS485 due to the fact each wire is unidirectional. This is needed so the master can send data at any time, and the bus will not be ‘owned’ by a slave device (which can happen when using RS485).</text:p>
      <text:p text:style-name="Standard"/>
      <text:p text:style-name="Standard">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p>
      <text:p text:style-name="Standard"/>
      <text:p text:style-name="Standard">The exact data rate used will be determined in experiments with the full system, however initial tests will aim for 9600 baud. This equates to around 1ms per byte transmitted.</text:p>
      <text:p text:style-name="Standard"/>
      <text:p text:style-name="P2">Protocol for the RS422 communication</text:p>
      <text:p text:style-name="Standard"/>
      <text:p text:style-name="Standard">For the sake of speed there are two types of commands, firstly there needs to be a high speed command to ensure that all LED controllers can get updated as quickly as possible.</text:p>
      <text:p text:style-name="Standard"/>
      <text:p text:style-name="Standard">[Update][Type][LED1][SIZE1][LED2][SIZE2][LED3][SIZE3][CHECK]</text:p>
      <text:p text:style-name="Standard"/>
      <text:p text:style-name="Standard">[Update] will have the value 0xFE, however this will be ignored if in between a [Start] and [End]. If this value is detected it will be assumed that the next 7 bytes are for each of the LED strips, each device will be aware of it's own ID value and will only process<text:s/>the correct bytes.</text:p>
      <text:p text:style-name="Standard">[Type] will have one of the following values:</text:p>
      <text:p text:style-name="Standard"><text:tab/>0x00<text:tab/>Add LED at top of pole (which will then descend at the set speed)</text:p>
      <text:p text:style-name="Standard"><text:tab/>0x01<text:tab/>Set beacon colour (SIZE parameter is ignored)</text:p>
      <text:p text:style-name="Standard"><text:tab/>0x02<text:tab/>Set all LEDs on pole (caution drawing too much current with all LEDs on – maybe limit this to certain colours?)</text:p>
      <text:p text:style-name="Standard"><text:tab/>0x03<text:tab/>Predetermined macro/effect?</text:p>
      <text:p text:style-name="Standard">[LEDx] corresponds to a lookup table of up to 255 24 bit colour codes with value 0 being reserved for no colour, similarly any unrecognised colour code will produce no colour.</text:p>
      <text:p text:style-name="Standard">[SIZEx] dictates the size of the LED ‘block’ to load, as an integer number of LEDs. A size of 0 corresponds to no block of light; any other number will correspond to between 1 and 255 LEDs.</text:p>
      <text:p text:style-name="Standard">[CHECK] is a checksum, equal to the XOR of all bytes after [Update]. Whether it is required will be seen in testing. Probably not – you’d need both a glitch in LED and SIZE for anything to start coming down an unwanted pole (0x00 for either means no data).<text:tab/></text:p>
      <text:p text:style-name="Standard"/>
      <text:p text:style-name="Standard"/>
      <text:p text:style-name="Standard">As any other commands will not need to be processed quite<text:s/>so quickly, these will follow the much more rigid structure dictated below.</text:p>
      <text:p text:style-name="Standard"/>
      <text:p text:style-name="Standard">[Start][Addr][Cmd][Len][Data(0)]...[Data(Len-1)][End]</text:p>
      <text:p text:style-name="Standard"/>
      <text:p text:style-name="Standard">[Start] has the value 0xFC.</text:p>
      <text:p text:style-name="Standard">[Addr] will be the ID of the device you are trying to communicate with – 0x00 will be broadcast.</text:p>
      <text:p text:style-name="Standard">[Cmd] will be the command you wish the device to execute.</text:p>
      <text:p text:style-name="Standard">[Len] will be the number of data bytes in this command.</text:p>
      <text:p text:style-name="Standard">[Data(x)] will be data byte number x.</text:p>
      <text:p text:style-name="Standard">[End] has the value of 0xFD.</text:p>
      <text:p text:style-name="Standard"/>
      <text:p text:style-name="Standard">Commands:</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alue</text:p>
          </table:table-cell>
          <table:table-cell table:style-name="TableCell10">
            <text:p text:style-name="P11">Can be broadcast</text:p>
          </table:table-cell>
          <table:table-cell table:style-name="TableCell12">
            <text:p text:style-name="P13">Description</text:p>
          </table:table-cell>
        </table:table-row>
        <table:table-row table:style-name="TableRow14">
          <table:table-cell table:style-name="TableCell15">
            <text:p text:style-name="TableContents">0x01</text:p>
          </table:table-cell>
          <table:table-cell table:style-name="TableCell16">
            <text:p text:style-name="TableContents">Yes</text:p>
          </table:table-cell>
          <table:table-cell table:style-name="TableCell17">
            <text:p text:style-name="TableContents">Set update speed,<text:s/>contains a uint16 specifying the update speed in ms. <text:s/>Note the entire pole delay is equal to update speed * 150.</text:p>
          </table:table-cell>
        </table:table-row>
        <table:table-row table:style-name="TableRow18">
          <table:table-cell table:style-name="TableCell19">
            <text:p text:style-name="TableContents">0x02</text:p>
          </table:table-cell>
          <table:table-cell table:style-name="TableCell20">
            <text:p text:style-name="TableContents">Yes</text:p>
          </table:table-cell>
          <table:table-cell table:style-name="TableCell21">
            <text:p text:style-name="TableContents">Get update speed, no data. Get the current update speed of the specified device. Device will return uint16 specifying update speed<text:s/>in ms. Note the entire pole delay is equal to update speed * 150. This can be used as a broadcast command if required, as only one pole has ownership of the return link to the master.</text:p>
          </table:table-cell>
        </table:table-row>
        <table:table-row table:style-name="TableRow22">
          <table:table-cell table:style-name="TableCell23">
            <text:p text:style-name="TableContents">0x03</text:p>
          </table:table-cell>
          <table:table-cell table:style-name="TableCell24">
            <text:p text:style-name="TableContents">No</text:p>
          </table:table-cell>
          <table:table-cell table:style-name="TableCell25">
            <text:p text:style-name="TableContents">Check Presence, no data. Device will reply with no data if it exists.</text:p>
          </table:table-cell>
        </table:table-row>
        <table:table-row table:style-name="TableRow26">
          <table:table-cell table:style-name="TableCell27">
            <text:p text:style-name="TableContents">0x04</text:p>
          </table:table-cell>
          <table:table-cell table:style-name="TableCell28">
            <text:p text:style-name="TableContents">Yes</text:p>
          </table:table-cell>
          <table:table-cell table:style-name="TableCell29">
            <text:p text:style-name="TableContents">Reset, no data. Will clear all LED's and reset the buffers to empty.</text:p>
          </table:table-cell>
        </table:table-row>
        <table:table-row table:style-name="TableRow30">
          <table:table-cell table:style-name="TableCell31">
            <text:p text:style-name="TableContents">0x05</text:p>
          </table:table-cell>
          <table:table-cell table:style-name="TableCell32">
            <text:p text:style-name="TableContents">Yes</text:p>
          </table:table-cell>
          <table:table-cell table:style-name="TableCell33">
            <text:p text:style-name="TableContents">Display pole ID number visually (as a number of blocks). Useful for verifying communication and checking IDs have been set correctly</text:p>
          </table:table-cell>
        </table:table-row>
        <table:table-row table:style-name="TableRow34">
          <table:table-cell table:style-name="TableCell35">
            <text:p text:style-name="TableContents">0x06</text:p>
          </table:table-cell>
          <table:table-cell table:style-name="TableCell36">
            <text:p text:style-name="TableContents">Yes</text:p>
          </table:table-cell>
          <table:table-cell table:style-name="TableCell37">
            <text:p text:style-name="TableContents">Set maximum current. Used to scale back brightness as more LEDs are turned on to avoid excessive voltage drop along strip. Not quite sure what form this will take yet, but determines what point scaling back of brightness happens</text:p>
          </table:table-cell>
        </table:table-row>
        <table:table-row table:style-name="TableRow38">
          <table:table-cell table:style-name="TableCell39">
            <text:p text:style-name="TableContents">0x07</text:p>
          </table:table-cell>
          <table:table-cell table:style-name="TableCell40">
            <text:p text:style-name="TableContents">Yes</text:p>
          </table:table-cell>
          <table:table-cell table:style-name="TableCell41">
            <text:p text:style-name="TableContents">Reverse direction<text:s/>of scrolling. Useful for graphical effects/other games???</text:p>
          </table:table-cell>
        </table:table-row>
      </table:table>
      <text:p text:style-name="Standard"/>
      <text:p text:style-name="Standard">Colour Codes:</text:p>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Byte</text:p>
          </table:table-cell>
          <table:table-cell table:style-name="TableCell49">
            <text:p text:style-name="P50">Colour (rr.gg.bb)</text:p>
          </table:table-cell>
          <table:table-cell table:style-name="TableCell51">
            <text:p text:style-name="P52">Colour</text:p>
          </table:table-cell>
        </table:table-row>
        <table:table-row table:style-name="TableRow53">
          <table:table-cell table:style-name="TableCell54">
            <text:p text:style-name="TableContents">0x00</text:p>
          </table:table-cell>
          <table:table-cell table:style-name="TableCell55">
            <text:p text:style-name="TableContents">0x000000</text:p>
          </table:table-cell>
          <table:table-cell table:style-name="TableCell56">
            <text:p text:style-name="TableContents">Off (black)</text:p>
          </table:table-cell>
        </table:table-row>
        <table:table-row table:style-name="TableRow57">
          <table:table-cell table:style-name="TableCell58">
            <text:p text:style-name="TableContents">0x01</text:p>
          </table:table-cell>
          <table:table-cell table:style-name="TableCell59">
            <text:p text:style-name="TableContents">0xFF0000</text:p>
          </table:table-cell>
          <table:table-cell table:style-name="TableCell60">
            <text:p text:style-name="TableContents">Red</text:p>
          </table:table-cell>
        </table:table-row>
        <table:table-row table:style-name="TableRow61">
          <table:table-cell table:style-name="TableCell62">
            <text:p text:style-name="TableContents">0x02</text:p>
          </table:table-cell>
          <table:table-cell table:style-name="TableCell63">
            <text:p text:style-name="TableContents">0xFFFF00</text:p>
          </table:table-cell>
          <table:table-cell table:style-name="TableCell64">
            <text:p text:style-name="TableContents">Yellow</text:p>
          </table:table-cell>
        </table:table-row>
        <table:table-row table:style-name="TableRow65">
          <table:table-cell table:style-name="TableCell66">
            <text:p text:style-name="TableContents">0x03</text:p>
          </table:table-cell>
          <table:table-cell table:style-name="TableCell67">
            <text:p text:style-name="TableContents">0x00FF00</text:p>
          </table:table-cell>
          <table:table-cell table:style-name="TableCell68">
            <text:p text:style-name="TableContents">Green</text:p>
          </table:table-cell>
        </table:table-row>
        <table:table-row table:style-name="TableRow69">
          <table:table-cell table:style-name="TableCell70">
            <text:p text:style-name="TableContents">0x04</text:p>
          </table:table-cell>
          <table:table-cell table:style-name="TableCell71">
            <text:p text:style-name="TableContents">0x00FFFF</text:p>
          </table:table-cell>
          <table:table-cell table:style-name="TableCell72">
            <text:p text:style-name="TableContents">Cyan</text:p>
          </table:table-cell>
        </table:table-row>
        <table:table-row table:style-name="TableRow73">
          <table:table-cell table:style-name="TableCell74">
            <text:p text:style-name="TableContents">0x05</text:p>
          </table:table-cell>
          <table:table-cell table:style-name="TableCell75">
            <text:p text:style-name="TableContents">0x0000FF</text:p>
          </table:table-cell>
          <table:table-cell table:style-name="TableCell76">
            <text:p text:style-name="TableContents">Blue</text:p>
          </table:table-cell>
        </table:table-row>
        <table:table-row table:style-name="TableRow77">
          <table:table-cell table:style-name="TableCell78">
            <text:p text:style-name="TableContents">0x06</text:p>
          </table:table-cell>
          <table:table-cell table:style-name="TableCell79">
            <text:p text:style-name="TableContents">0xFF00FF</text:p>
          </table:table-cell>
          <table:table-cell table:style-name="TableCell80">
            <text:p text:style-name="TableContents">Magenta</text:p>
          </table:table-cell>
        </table:table-row>
        <table:table-row table:style-name="TableRow81">
          <table:table-cell table:style-name="TableCell82">
            <text:p text:style-name="TableContents">0x07</text:p>
          </table:table-cell>
          <table:table-cell table:style-name="TableCell83">
            <text:p text:style-name="TableContents">0xFFFFFF</text:p>
          </table:table-cell>
          <table:table-cell table:style-name="TableCell84">
            <text:p text:style-name="TableContents">White</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drew Cowan</meta:initial-creator>
    <dc:creator>Andrew Cowan</dc:creator>
    <meta:creation-date>2016-05-24T17:59:00Z</meta:creation-date>
    <dc:date>2016-06-05T17:32:00Z</dc:date>
    <meta:template xlink:href="Normal.dotm" xlink:type="simple"/>
    <meta:editing-cycles>3</meta:editing-cycles>
    <meta:editing-duration>PT3360S</meta:editing-duration>
    <meta:document-statistic meta:page-count="1" meta:paragraph-count="8" meta:word-count="640" meta:character-count="4282" meta:row-count="30" meta:non-whitespace-character-count="3650"/>
  </office:meta>
</office:document-meta>
</file>